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bc59" officeooo:paragraph-rsid="0004bc5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graphy</text:p>
      <text:p text:style-name="P2"/>
      <text:p text:style-name="P2">Juste Raimbault holds a PhD from University Paris 7 in Quantitative Geography, on modeling the co-evolution of transportation networks and territories. With an interdisciplinary background in Complex Systems, his work is situated at the interface of Geography and Computer Science. He is currently a Research Fellow at the Center for Advanced Spatial Analysis, University College London, where he studies the coupling of microsimulation models with land-use transport interaction models. He is also an associate researcher at Institut des Systèmes Complexes Paris Ile-de-France, where he develops model exploration and validation methods and contributes to the development of the OpenMOLE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22:00:25.979930362</meta:creation-date>
    <dc:date>2021-05-23T22:01:17.457042166</dc:date>
    <meta:editing-duration>PT54S</meta:editing-duration>
    <meta:editing-cycles>1</meta:editing-cycles>
    <meta:document-statistic meta:table-count="0" meta:image-count="0" meta:object-count="0" meta:page-count="1" meta:paragraph-count="2" meta:word-count="100" meta:character-count="707" meta:non-whitespace-character-count="609"/>
    <meta:generator>LibreOffice/5.4.6.2$MacOSX_X86_64 LibreOffice_project/4014ce260a04f1026ba855d3b8d91541c224eab8</meta:generator>
  </office:meta>
</office:document-meta>
</file>